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0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0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6-2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5-22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5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4-04-26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3-11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3-10-2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3-09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3-08-1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3-07-1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3-06-2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3-05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3-04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2-11-2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2-10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2-09-1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2-08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2-07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2-06-1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2-05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2-04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2-03-0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1-11-1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1-10-2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1-09-14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1-08-1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1-07-2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1-06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1-04-2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1-03-2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0-11-1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0-10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0-09-16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0-08-2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0-07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20-06-1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9-11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9-10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9-09-1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9-08-1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9-07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9-06-2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9-05-1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9-04-1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8-11-1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8-10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8-09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8-08-1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8-07-2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8-06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8-05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8-03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7-11-1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7-10-1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7-09-1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7-08-1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7-07-1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7-05-1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7-04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6-10-0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6-09-0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6-08-0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6-07-1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6-06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6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5-12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5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5-09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5-08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5-06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5-04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5-03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4-1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4-10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4-09-0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4-08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4-07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4-06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4-05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4-04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3-11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3-10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3-09-1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3-08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3-07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3-06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3-05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3-04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2-12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2-11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2-10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2-08-1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2-07-0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2-06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2-05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1-11-0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1-10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1-09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1-07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1-06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8-03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5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200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9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7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4472" calcext:value-type="float">
            <text:p>75.4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6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8768" calcext:value-type="float">
            <text:p>76.2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8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368" calcext:value-type="float">
            <text:p>75.7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7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6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6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6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6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6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6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6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6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6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6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68</text:p>
          </table:table-cell>
          <table:table-cell office:value-type="string" calcext:value-type="string">
            <text:p>KRET nr Tyler, USGS <text:s/>TYLER TEST WELL</text:p>
          </table:table-cell>
          <table:table-cell office:value-type="string" calcext:value-type="string">
            <text:p>196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60" meta:object-count="0"/>
    <meta:user-defined meta:name="AppVersion">3.0</meta:user-defined>
  </office:meta>
</office:document-meta>
</file>